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66H15M45.748051S" calcext:value-type="time">
            <text:p>566:1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/>
          <table:table-cell table:style-name="ce18" table:formula="of:=IF([.G119]-[.F119] &gt; 0; [.G119]-[.F119]; 0)" office:value-type="time" office:time-value="PT00H00M00S" calcext:value-type="time">
            <text:p>00:00</text:p>
          </table:table-cell>
          <table:table-cell table:style-name="ce18" table:formula="of:=[.D119]+[.H119]" office:value-type="time" office:time-value="PT04H56M39.198S" calcext:value-type="time">
            <text:p>04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3H32M04.235051S" calcext:value-type="time">
            <text:p>13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1]-[.B121] &gt; 0; [.C121]-[.B1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1]-[.F121] &gt; 0; [.G121]-[.F121]; 0)" office:value-type="time" office:time-value="PT00H00M00S" calcext:value-type="time">
            <text:p>00:00</text:p>
          </table:table-cell>
          <table:table-cell table:formula="of:=[.D121]+[.H1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08:16:13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29T16:00:33.911000000</dc:date>
    <dc:creator>Benjamin Laws</dc:creator>
    <meta:editing-duration>P23DT20H50M15S</meta:editing-duration>
    <meta:editing-cycles>636</meta:editing-cycles>
    <meta:generator>LibreOffice/7.2.6.2$Windows_X86_64 LibreOffice_project/b0ec3a565991f7569a5a7f5d24fed7f52653d754</meta:generator>
    <meta:document-statistic meta:table-count="2" meta:cell-count="901" meta:object-count="0"/>
  </office:meta>
</office:document-meta>
</file>